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Kanban,Scrumban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4-02-09" calcext:value-type="date" table:number-columns-spanned="1" table:number-rows-spanned="2">
            <text:p>09/02/24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6" calcext:value-type="float">
            <text:p>6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18:02:30.7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9T18:04:05.416000000</dc:date>
    <meta:editing-duration>PT10M37S</meta:editing-duration>
    <meta:editing-cycles>7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